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imbusRomNo9L-Regu" svg:font-family="NimbusRomNo9L-Regu"/>
    <style:font-face style:name="TeX-feymr10" svg:font-family="TeX-feymr1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82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8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imbusRomNo9L-Regu"/>
    </style:style>
    <style:style style:name="ce3" style:family="table-cell" style:parent-style-name="Default">
      <style:table-cell-properties fo:background-color="#919191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4" style:family="table-cell" style:parent-style-name="Default">
      <style:table-cell-properties fo:background-color="#c6c6c6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5" style:family="table-cell" style:parent-style-name="Default">
      <style:table-cell-properties fo:background-color="#66baaa"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6" style:family="table-cell" style:parent-style-name="Default">
      <style:table-cell-properties fo:background-color="#66baaa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RomNo9L-Reg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0pt" style:language-asian="none" style:country-asian="none" style:font-style-asian="normal" style:font-weight-asian="normal" style:font-name-complex="NimbusRomNo9L-Reg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baaa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RomNo9L-Regu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36b51"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9" style:family="table-cell" style:parent-style-name="Default">
      <style:table-cell-properties fo:background-color="#f4bd3e"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NimbusRomNo9L-Regu"/>
    </style:style>
    <style:style style:name="ce12" style:family="table-cell" style:parent-style-name="Default">
      <style:table-cell-properties fo:background-color="#e9c069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16" style:family="table-cell" style:parent-style-name="Default">
      <style:table-cell-properties fo:background-color="#f4bd3e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17" style:family="table-cell" style:parent-style-name="Default">
      <style:text-properties style:font-name="NimbusRomNo9L-Regu"/>
    </style:style>
    <style:style style:name="ce18" style:family="table-cell" style:parent-style-name="Default">
      <style:table-cell-properties fo:background-color="#e59a2b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19" style:family="table-cell" style:parent-style-name="Default">
      <style:table-cell-properties fo:background-color="#efbe54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20" style:family="table-cell" style:parent-style-name="Default">
      <style:table-cell-properties fo:background-color="#d1e8e0"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21" style:family="table-cell" style:parent-style-name="Default">
      <style:table-cell-properties fo:background-color="#e7957f"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NimbusRomNo9L-Regu"/>
    </style:style>
    <style:style style:name="ce23" style:family="table-cell" style:parent-style-name="Default">
      <style:table-cell-properties fo:background-color="#f6e195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24" style:family="table-cell" style:parent-style-name="Default">
      <style:table-cell-properties fo:background-color="#fae180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25" style:family="table-cell" style:parent-style-name="Default">
      <style:table-cell-properties fo:background-color="#f3b99d" style:text-align-source="fix" style:repeat-content="false" fo:wrap-option="no-wrap" fo:border="0.74pt solid #000000" style:vertical-align="middle"/>
      <style:paragraph-properties fo:text-align="center" fo:margin-left="0mm"/>
      <style:text-properties style:font-name="NimbusRomNo9L-Regu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NimbusRomNo9L-Regu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NimbusRomNo9L-Regu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NimbusRomNo9L-Regu"/>
    </style:style>
    <style:style style:name="ce29" style:family="table-cell" style:parent-style-name="Default">
      <style:table-cell-properties fo:background-color="#3aa462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30" style:family="table-cell" style:parent-style-name="Default">
      <style:table-cell-properties fo:background-color="#aad0b3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15" style:family="table-cell" style:parent-style-name="Default">
      <style:text-properties style:font-name="NimbusRomNo9L-Regu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996791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34" style:family="table-cell" style:parent-style-name="Default">
      <style:table-cell-properties fo:background-color="#c4a1be" style:text-align-source="fix" style:repeat-content="false" fo:border="0.51pt solid #000000" style:vertical-align="middle"/>
      <style:paragraph-properties fo:text-align="center" fo:margin-left="0mm"/>
      <style:text-properties style:font-name="NimbusRomNo9L-Reg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TeX-feymr10" style:font-name-asian="TeX-feymr10" style:font-name-complex="TeX-feymr10"/>
    </style:style>
    <style:style style:name="T2" style:family="text">
      <style:text-properties style:font-name="NimbusRomNo9L-Regu" fo:font-size="10pt" style:font-name-asian="NimbusRomNo9L-Regu" style:font-name-complex="NimbusRomNo9L-Regu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23"/>
        <table:table-column table:style-name="co2" table:default-cell-style-name="ce12"/>
        <table:table-column table:style-name="co2" table:default-cell-style-name="ce23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8" table:default-cell-style-name="ce35"/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2">
          <table:table-cell table:style-name="ce3" office:value-type="string" calcext:value-type="string">
            <text:p>Entrance</text:p>
          </table:table-cell>
          <table:table-cell table:style-name="ce18" office:value-type="string" calcext:value-type="string" table:number-columns-spanned="3" table:number-rows-spanned="1">
            <text:p>EAST (main)</text:p>
          </table:table-cell>
          <table:covered-table-cell table:number-columns-repeated="2" table:style-name="ce18"/>
          <table:table-cell table:style-name="ce29" office:value-type="string" calcext:value-type="string" table:number-columns-spanned="3" table:number-rows-spanned="1">
            <text:p>WEST</text:p>
          </table:table-cell>
          <table:covered-table-cell table:number-columns-repeated="2" table:style-name="ce18"/>
          <table:table-cell table:style-name="ce33" office:value-type="string" calcext:value-type="string" table:number-columns-spanned="3" table:number-rows-spanned="1">
            <text:p>NORTH</text:p>
          </table:table-cell>
          <table:covered-table-cell table:number-columns-repeated="2" table:style-name="ce18"/>
          <table:table-cell table:number-columns-repeated="9"/>
        </table:table-row>
        <table:table-row table:style-name="ro2">
          <table:table-cell table:style-name="ce4" office:value-type="string" calcext:value-type="string">
            <text:p>Average waiting time (minutes per visitor)</text:p>
          </table:table-cell>
          <table:table-cell table:style-name="ce19" office:value-type="float" office:value="130" calcext:value-type="float" table:number-columns-spanned="3" table:number-rows-spanned="1">
            <text:p>130</text:p>
          </table:table-cell>
          <table:covered-table-cell table:number-columns-repeated="2" table:style-name="ce19"/>
          <table:table-cell table:style-name="ce30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19"/>
          <table:table-cell table:style-name="ce34" office:value-type="float" office:value="90" calcext:value-type="float" table:number-columns-spanned="3" table:number-rows-spanned="1">
            <text:p>90</text:p>
          </table:table-cell>
          <table:covered-table-cell table:number-columns-repeated="2" table:style-name="ce19"/>
          <table:table-cell table:number-columns-repeated="9"/>
        </table:table-row>
        <table:table-row table:style-name="ro2">
          <table:table-cell table:style-name="ce3" office:value-type="string" calcext:value-type="string">
            <text:p>Decision Variables</text:p>
          </table:table-cell>
          <table:table-cell table:style-name="ce18" office:value-type="string" calcext:value-type="string">
            <text:p>Vending machines</text:p>
          </table:table-cell>
          <table:table-cell table:style-name="ce18" office:value-type="string" calcext:value-type="string">
            <text:p>Turnstiles</text:p>
          </table:table-cell>
          <table:table-cell table:style-name="ce18" office:value-type="string" calcext:value-type="string">
            <text:p>Employees</text:p>
          </table:table-cell>
          <table:table-cell table:style-name="ce29" office:value-type="string" calcext:value-type="string">
            <text:p>Vending machines</text:p>
          </table:table-cell>
          <table:table-cell table:style-name="ce29" office:value-type="string" calcext:value-type="string">
            <text:p>Turnstiles</text:p>
          </table:table-cell>
          <table:table-cell table:style-name="ce29" office:value-type="string" calcext:value-type="string">
            <text:p>Employees</text:p>
          </table:table-cell>
          <table:table-cell table:style-name="ce33" office:value-type="string" calcext:value-type="string">
            <text:p>Vending machines</text:p>
          </table:table-cell>
          <table:table-cell table:style-name="ce33" office:value-type="string" calcext:value-type="string">
            <text:p>Turnstiles</text:p>
          </table:table-cell>
          <table:table-cell table:style-name="ce33" office:value-type="string" calcext:value-type="string">
            <text:p>Employe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Number of resources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2">
          <table:table-cell table:style-name="ce1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Vending Machine</text:p>
          </table:table-cell>
          <table:table-cell table:style-name="ce5" office:value-type="string" calcext:value-type="string">
            <text:p>Turnstile</text:p>
          </table:table-cell>
          <table:table-cell table:style-name="ce5" office:value-type="string" calcext:value-type="string">
            <text:p>Employee</text:p>
          </table:table-cell>
          <table:table-cell table:number-columns-repeated="15"/>
        </table:table-row>
        <table:table-row table:style-name="ro2">
          <table:table-cell table:style-name="ce6" office:value-type="string" calcext:value-type="string">
            <text:p>Reduction of the average waiting time (minutes per visitor)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table:style-name="ce7" office:value-type="string" calcext:value-type="string">
            <text:p>Cost (<text:span text:style-name="T1">€</text:span><text:span text:style-name="T2">/hour)</text:span>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table:style-name="ce5" office:value-type="string" calcext:value-type="string">
            <text:p>Cost (€/day)</text:p>
          </table:table-cell>
          <table:table-cell table:style-name="ce20" table:formula="of:=[.B13]*[.B10]" office:value-type="float" office:value="32" calcext:value-type="float">
            <text:p>32</text:p>
          </table:table-cell>
          <table:table-cell table:style-name="ce20" table:formula="of:=[.B13]*[.C10]" office:value-type="float" office:value="40" calcext:value-type="float">
            <text:p>40</text:p>
          </table:table-cell>
          <table:table-cell table:style-name="ce20" table:formula="of:=[.B13]*[.D10]"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1" table:number-columns-repeated="4"/>
          <table:table-cell table:number-columns-repeated="15"/>
        </table:table-row>
        <table:table-row table:style-name="ro2">
          <table:table-cell table:style-name="ce5" office:value-type="string" calcext:value-type="string">
            <text:p>Number of hours the museum is open per day</text:p>
          </table:table-cell>
          <table:table-cell table:style-name="ce20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4"/>
          <table:table-cell table:number-columns-repeated="15"/>
        </table:table-row>
        <table:table-row table:style-name="ro3">
          <table:table-cell table:style-name="ce8" office:value-type="string" calcext:value-type="string">
            <text:p>Objective function</text:p>
          </table:table-cell>
          <table:table-cell table:style-name="ce21" table:formula="of:=(([.B3]-(SUMPRODUCT([.B9:.D9];[.B5:.D5])))+([.E3]-(SUMPRODUCT([.B9:.D9];[.E5:.G5])))+([.H3]-(SUMPRODUCT([.B9:.D9];[.H5:.J5]))))/3" office:value-type="float" office:value="84.3333333333333" calcext:value-type="float">
            <text:p>84.3333333333333</text:p>
          </table:table-cell>
          <table:table-cell table:style-name="ce25" office:value-type="string" calcext:value-type="string" table:number-columns-spanned="5" table:number-rows-spanned="1">
            <text:p>The objective function minimizes the average waiting time for each entrance,</text:p>
            <text:p> thus it helps calculate the number of resources needed to achieve that.</text:p>
            <text:p>The value of the function is the average of the waiting time</text:p>
            <text:p>of the three entrances after minimization.</text:p>
          </table:table-cell>
          <table:covered-table-cell table:number-columns-repeated="2" table:style-name="ce26"/>
          <table:covered-table-cell table:number-columns-repeated="2" table:style-name="ce32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4" table:number-rows-spanned="2">
            <text:p>CONSTRAINTS</text:p>
          </table:table-cell>
          <table:covered-table-cell table:number-columns-repeated="2" table:style-name="ce22"/>
          <table:covered-table-cell table:style-name="ce27"/>
          <table:table-cell table:number-columns-repeated="15"/>
        </table:table-row>
        <table:table-row table:style-name="ro1">
          <table:covered-table-cell table:style-name="ce10"/>
          <table:covered-table-cell table:number-columns-repeated="2" table:style-name="ce1"/>
          <table:covered-table-cell table:style-name="ce28"/>
          <table:table-cell table:number-columns-repeated="15"/>
        </table:table-row>
        <table:table-row table:style-name="ro4">
          <table:table-cell office:value-type="string" calcext:value-type="string">
            <text:p>Total investment should not</text:p>
            <text:p>be larger than €1000 per day</text:p>
          </table:table-cell>
          <table:table-cell table:formula="of:=(SUMPRODUCT([.B11:.D11];[.B5:.D5]))+(SUMPRODUCT([.B11:.D11];[.E5:.G5]))+(SUMPRODUCT([.B11:.D11];[.H5:.J5])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Main entrance expenditure is not</text:p>
            <text:p>Greater than 10% over the West entrance</text:p>
          </table:table-cell>
          <table:table-cell table:style-name="ce24" table:formula="of:=((SUMPRODUCT([.B11:.D11];[.E5:.G5]))*1.1)-(SUMPRODUCT([.B11:.D11];[.B5:.D5]))" office:value-type="float" office:value="8" calcext:value-type="float">
            <text:p>8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0.1" calcext:value-type="float">
            <text:p>0.1</text:p>
          </table:table-cell>
          <table:table-cell table:style-name="Default"/>
          <table:table-cell table:number-columns-repeated="4"/>
          <table:table-cell table:style-name="Default" table:number-columns-repeated="10"/>
        </table:table-row>
        <table:table-row table:style-name="ro4">
          <table:table-cell office:value-type="string" calcext:value-type="string">
            <text:p>Main entrance expenditure is not</text:p>
            <text:p>Greater than 10% over the North entrance</text:p>
          </table:table-cell>
          <table:table-cell table:formula="of:=((SUMPRODUCT([.B11:.D11];[.H5:.J5]))*1.1)-(SUMPRODUCT([.B11:.D11];[.B5:.D5]))" office:value-type="float" office:value="25.6" calcext:value-type="float">
            <text:p>25.6</text:p>
          </table:table-cell>
          <table:table-cell office:value-type="string" calcext:value-type="string">
            <text:p>&gt;=</text:p>
          </table:table-cell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Number of vending machines and turnstiles is</text:p>
            <text:p>Greater in the main entrance than in the West one</text:p>
          </table:table-cell>
          <table:table-cell table:style-name="ce24" table:formula="of:=[.B5]+[.C5]-([.E5]+[.F5])" office:value-type="float" office:value="1" calcext:value-type="float">
            <text:p>1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Number of vending machines and turnstiles is</text:p>
            <text:p>Greater in the main entrance than in the North one</text:p>
          </table:table-cell>
          <table:table-cell table:formula="of:=[.B5]+[.C5]-([.H5]+[.I5])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Number of turnstiles in North entrance</text:p>
            <text:p>Is smaller than the West entrance</text:p>
          </table:table-cell>
          <table:table-cell table:style-name="ce24" table:formula="of:=[.F5]-[.I5]" office:value-type="float" office:value="2" calcext:value-type="float">
            <text:p>2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he main entrance shall have</text:p>
            <text:p>At least two vending machines</text:p>
          </table:table-cell>
          <table:table-cell table:formula="of:=[.B5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The main entrance shall have</text:p>
            <text:p>At least two turnstiles</text:p>
          </table:table-cell>
          <table:table-cell table:style-name="ce24" table:formula="of:=[.C5]" office:value-type="float" office:value="3" calcext:value-type="float">
            <text:p>3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he main entrance shall have</text:p>
            <text:p>At least two employees</text:p>
          </table:table-cell>
          <table:table-cell table:formula="of:=[.D5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The West entrance shall have</text:p>
            <text:p>At least one vending machine</text:p>
          </table:table-cell>
          <table:table-cell table:style-name="ce24" table:formula="of:=[.E5]" office:value-type="float" office:value="1" calcext:value-type="float">
            <text:p>1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he West entrance shall have</text:p>
            <text:p>At least one turnstile</text:p>
          </table:table-cell>
          <table:table-cell table:formula="of:=[.F5]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The main entrance shall have</text:p>
            <text:p>At least two employees</text:p>
          </table:table-cell>
          <table:table-cell table:style-name="ce24" table:formula="of:=[.G5]" office:value-type="float" office:value="2" calcext:value-type="float">
            <text:p>2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he North entrance shall have</text:p>
            <text:p>At least one vending machine</text:p>
          </table:table-cell>
          <table:table-cell table:formula="of:=[.H5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table:style-name="ce16" office:value-type="string" calcext:value-type="string">
            <text:p>The North entrance shall have</text:p>
            <text:p>At least one turnstile</text:p>
          </table:table-cell>
          <table:table-cell table:style-name="ce24" table:formula="of:=[.I5]" office:value-type="float" office:value="2" calcext:value-type="float">
            <text:p>2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he North entrance shall have</text:p>
            <text:p>At least one employee</text:p>
          </table:table-cell>
          <table:table-cell table:formula="of:=[.J5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4"/>
          <table:table-cell table:number-columns-repeated="10"/>
        </table:table-row>
        <table:table-row table:style-name="ro4">
          <table:table-cell table:style-name="ce16" office:value-type="string" calcext:value-type="string">
            <text:p>Reduction in the average waiting time is larger</text:p>
            <text:p>In the main entrance than in the West entrance</text:p>
          </table:table-cell>
          <table:table-cell table:style-name="ce24" table:formula="of:=SUMPRODUCT([.B9:.D9];[.B5:.D5])-(SUMPRODUCT([.B9:.D9];[.E5:.G5]))" office:value-type="float" office:value="1" calcext:value-type="float">
            <text:p>1</text:p>
          </table:table-cell>
          <table:table-cell table:style-name="ce16" office:value-type="string" calcext:value-type="string">
            <text:p>&gt;=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number-columns-repeated="4"/>
          <table:table-cell table:number-columns-repeated="10"/>
        </table:table-row>
        <table:table-row table:style-name="ro4">
          <table:table-cell office:value-type="string" calcext:value-type="string">
            <text:p>Reduction in the average waiting time is larger</text:p>
            <text:p>In the main entrance than in the West entrance</text:p>
          </table:table-cell>
          <table:table-cell table:formula="of:=SUMPRODUCT([.B9:.D9];[.B5:.D5])-(SUMPRODUCT([.B9:.D9];[.H5:.J5])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ce17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style-name="Default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imbusRomNo9L-Regu" svg:font-family="NimbusRomNo9L-Regu"/>
    <style:font-face style:name="TeX-feymr10" svg:font-family="TeX-feymr1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00:14:57.9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4:22:15.750000000</meta:creation-date>
    <dc:date>2019-10-27T17:19:26.947000000</dc:date>
    <meta:editing-duration>PT4H28M37S</meta:editing-duration>
    <meta:editing-cycles>12</meta:editing-cycles>
    <meta:generator>LibreOffice/6.3.2.2$Windows_X86_64 LibreOffice_project/98b30e735bda24bc04ab42594c85f7fd8be07b9c</meta:generator>
    <meta:document-statistic meta:table-count="1" meta:cell-count="118" meta:object-count="0"/>
  </office:meta>
</office:document-meta>
</file>